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8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19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9">2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0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Скорость работы»</text:span><text:span text:style-name="T6">? В какой степени?</text:span></text:p>
      <text:p text:style-name="P11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6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6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6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6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6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6"><text:span text:style-name="T2">В</text:span><text:span text:style-name="T1"> компромиссном случае</text:span></text:p>
          </table:table-cell>
        </table:table-row>
      </table:table>
      <text:p text:style-name="P13"><text:span text:style-name="T1"/></text:p>
      <text:p text:style-name="P13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5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8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1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8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8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0"><text:span text:style-name="T9">Visual Basic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3:58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34"/>
  </office:meta>
</office:document-meta>
</file>